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sub>
              <mo stretchy="false">α</mo>
              <mrow>
                <mo stretchy="false">+</mo>
                <mi/>
              </mrow>
            </msub>
            <msup>
              <mtext>e</mtext>
              <mrow>
                <mtext>i</mtext>
                <msub>
                  <mi>k</mi>
                  <mrow>
                    <mstyle mathsize="70%">
                      <mrow>
                        <mtext>a</mtext>
                      </mrow>
                    </mstyle>
                  </mrow>
                </msub>
                <mi>q</mi>
              </mrow>
            </msup>
            <mrow>
              <mi/>
              <mo stretchy="false">+</mo>
              <mi/>
            </mrow>
            <msub>
              <mo stretchy="false">α</mo>
              <mrow>
                <mo stretchy="false">−</mo>
                <mi/>
              </mrow>
            </msub>
            <msup>
              <mtext>e</mtext>
              <mrow>
                <mtext>i</mtext>
                <msub>
                  <mi>k</mi>
                  <mrow>
                    <mstyle mathsize="70%">
                      <mrow>
                        <mtext>a</mtext>
                      </mrow>
                    </mstyle>
                  </mrow>
                </msub>
                <mi>q</mi>
              </mrow>
            </msup>
          </mrow>
        </mtd>
      </mtr>
      <mtr>
        <mtd>
          <mrow/>
        </mtd>
      </mtr>
      <mtr>
        <mtd>
          <mrow>
            <msub>
              <mi>k</mi>
              <mtext>a</mtext>
            </msub>
            <mrow>
              <mi/>
              <mo stretchy="false">=</mo>
              <mi/>
            </mrow>
            <msqrt>
              <mrow>
                <mfrac>
                  <mrow>
                    <mn>2</mn>
                    <mi>m</mi>
                  </mrow>
                  <mrow>
                    <msup>
                      <mo stretchy="false">ℏ</mo>
                      <mn>2</mn>
                    </msup>
                  </mrow>
                </mfrac>
                <mrow>
                  <mo stretchy="false">(</mo>
                  <mrow>
                    <mi>E</mi>
                    <mrow>
                      <mi/>
                      <mo stretchy="false">−</mo>
                      <mi/>
                    </mrow>
                    <msub>
                      <mi>V</mi>
                      <mtext>a</mtext>
                    </msub>
                  </mrow>
                  <mo stretchy="false">)</mo>
                </mrow>
              </mrow>
            </msqrt>
            <mi/>
            <mtext> ; </mtext>
            <mi/>
            <msub>
              <mi>k</mi>
              <mtext>a</mtext>
            </msub>
            <mrow>
              <mi/>
              <mo stretchy="false">∈</mo>
              <mi/>
            </mrow>
            <mo stretchy="false">ℝ</mo>
          </mrow>
        </mtd>
      </mtr>
    </mtable>
    <annotation encoding="StarMath 5.0">%iphi (q) `=` %ialpha _+` "e"^{"i" k_{size*0.7 "a"} q} `+` %ialpha _-` "e"^{"i" k_{size*0.7 "a"} q} newline newline
k_"a" `=` sqrt{{2 m} over {hbar ^2} ( E `-` V_"a" )} `" ; "~
k_"a" `in` set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6:28:57.415000000</meta:creation-date>
    <meta:generator>LibreOffice/4.1.4.2$Windows_x86 LibreOffice_project/0a0440ccc0227ad9829de5f46be37cfb6edcf72</meta:generator>
  </office:meta>
</office:document-meta>
</file>